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ans Mono" svg:font-family="'DejaVu Sans Mono'" style:font-pitch="fixed"/>
    <style:font-face style:name="DejaVu Sans1" svg:font-family="'DejaVu Sans'" style:font-pitch="variable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DejaVu Sans1" fo:font-size="10pt" fo:font-weight="normal" officeooo:rsid="0002d92b" officeooo:paragraph-rsid="0002d92b" style:font-size-asian="8.75pt" style:font-weight-asian="normal" style:font-size-complex="10pt" style:font-weight-complex="normal"/>
    </style:style>
    <style:style style:name="P2" style:family="paragraph" style:parent-style-name="Standard">
      <style:text-properties style:font-name="DejaVu Sans1" fo:font-size="18pt" officeooo:rsid="005a2425" officeooo:paragraph-rsid="005a2425" style:font-size-asian="15.75pt" style:font-size-complex="18pt"/>
    </style:style>
    <style:style style:name="P3" style:family="paragraph" style:parent-style-name="Standard">
      <style:text-properties style:font-name="DejaVu Sans Mono" fo:font-size="10pt" fo:font-weight="normal" officeooo:rsid="0006fd57" officeooo:paragraph-rsid="0006fd57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break-before="page"/>
      <style:text-properties style:font-name="DejaVu Sans Mono" fo:font-size="10pt" fo:font-weight="normal" officeooo:rsid="0006fd57" officeooo:paragraph-rsid="0006fd57" style:font-size-asian="8.75pt" style:font-weight-asian="normal" style:font-size-complex="10pt" style:font-weight-complex="normal"/>
    </style:style>
    <style:style style:name="P5" style:family="paragraph" style:parent-style-name="Header">
      <style:text-properties fo:font-size="10pt" officeooo:rsid="0002d92b" officeooo:paragraph-rsid="000f6033" style:font-size-asian="10pt" style:font-size-complex="10pt"/>
    </style:style>
    <style:style style:name="P6" style:family="paragraph" style:parent-style-name="Footer">
      <style:paragraph-properties fo:text-align="end" style:justify-single-word="false"/>
      <style:text-properties style:font-name="DejaVu Serif1" fo:font-size="10pt" style:font-size-asian="8.75pt" style:font-size-complex="10pt"/>
    </style:style>
    <style:style style:name="P7" style:family="paragraph" style:parent-style-name="Standard">
      <style:text-properties style:font-name="DejaVu Sans1" fo:font-size="11pt" fo:font-weight="bold" officeooo:rsid="0002d92b" officeooo:paragraph-rsid="0002d92b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DejaVu Sans1" fo:font-size="24pt" fo:font-weight="bold" officeooo:rsid="000f6033" officeooo:paragraph-rsid="000f6033" style:font-size-asian="24pt" style:font-weight-asian="bold" style:font-size-complex="24pt" style:font-weight-complex="bold"/>
    </style:style>
    <style:style style:name="P9" style:family="paragraph" style:parent-style-name="Standard">
      <style:paragraph-properties fo:break-before="page"/>
      <style:text-properties style:font-name="DejaVu Sans1" fo:font-size="11pt" fo:font-weight="bold" officeooo:rsid="0002d92b" officeooo:paragraph-rsid="0002d92b" style:font-size-asian="9.60000038146973pt" style:font-weight-asian="bold" style:font-size-complex="11pt" style:font-weight-complex="bold"/>
    </style:style>
    <style:style style:name="T1" style:family="text">
      <style:text-properties officeooo:rsid="0007da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Sample Execution</text:p>
      <text:p text:style-name="P9">Sample Execution:</text:p>
      <text:p text:style-name="P1"/>
      <text:p text:style-name="P3">matt@arch-asus ~/D/4/src&gt; g++ -g -Wall -Wpedantic -pthread -o game game.cpp</text:p>
      <text:p text:style-name="P3">matt@arch-asus ~/D/4/src&gt; ./game</text:p>
      <text:p text:style-name="P3">3D Tic Tac Toe!</text:p>
      <text:p text:style-name="P3"/>
      <text:p text:style-name="P3">Menu:</text:p>
      <text:p text:style-name="P3"><text:tab/>1)<text:tab/>Play</text:p>
      <text:p text:style-name="P3"><text:tab/>2)<text:tab/>Display Rules</text:p>
      <text:p text:style-name="P3"/>
      <text:p text:style-name="P3"><text:tab/>0)<text:tab/>Quit</text:p>
      <text:p text:style-name="P3"/>
      <text:p text:style-name="P3">Enter a selection ([0..2]): 1</text:p>
      <text:p text:style-name="P3"/>
      <text:p text:style-name="P3">Select a game mode:</text:p>
      <text:p text:style-name="P3"><text:tab/>1)<text:tab/>Human Player vs Human Player</text:p>
      <text:p text:style-name="P3"><text:tab/>2)<text:tab/>Human Player vs Computer Player</text:p>
      <text:p text:style-name="P3"><text:tab/>3)<text:tab/>Computer Player vs Computer Player</text:p>
      <text:p text:style-name="P3"/>
      <text:p text:style-name="P3">Choose a game mode ([1..3]): 2</text:p>
      <text:p text:style-name="P3"/>
      <text:p text:style-name="P3">C<text:span text:style-name="T1">h</text:span>oose a colour:</text:p>
      <text:p text:style-name="P3"><text:tab/>1)<text:tab/>Red</text:p>
      <text:p text:style-name="P3"><text:tab/>2)<text:tab/>White</text:p>
      <text:p text:style-name="P3"/>
      <text:p text:style-name="P3">Choice ([1..2]): 1</text:p>
      <text:p text:style-name="P3"/>
      <text:p text:style-name="P3"><text:tab/> <text:s text:c="4"/>| <text:s text:c="8"/>| <text:s text:c="8"/>|</text:p>
      <text:p text:style-name="P3"><text:tab/> ----|---------|---------|----</text:p>
      <text:p text:style-name="P3"><text:tab/>| <text:s text:c="3"/>| <text:s text:c="8"/>| <text:s text:c="8"/>| <text:s text:c="3"/>|</text:p>
      <text:p text:style-name="P3"><text:tab/>| <text:s text:c="2"/>(F) <text:s text:c="2"/>| <text:s text:c="2"/>(G) <text:s text:c="2"/>| <text:s text:c="2"/>(H) <text:s text:c="2"/>|</text:p>
      <text:p text:style-name="P3"><text:tab/>| <text:s text:c="8"/>| <text:s text:c="8"/>| <text:s text:c="8"/>|</text:p>
      <text:p text:style-name="P3"><text:tab/>| <text:s text:c="8"/>| <text:s text:c="8"/>| <text:s text:c="8"/>|</text:p>
      <text:p text:style-name="P3"><text:tab/>| <text:s text:c="3"/>| <text:s text:c="2"/>(D) <text:s text:c="2"/>| <text:s text:c="2"/>(E) <text:s text:c="2"/>| <text:s text:c="3"/>|</text:p>
      <text:p text:style-name="P3"><text:tab/>| <text:s text:c="3"/>| <text:s text:c="8"/>| <text:s text:c="8"/>| <text:s text:c="3"/>|</text:p>
      <text:p text:style-name="P3"><text:tab/>| <text:s text:c="3"/>| <text:s text:c="8"/>| <text:s text:c="8"/>| <text:s text:c="3"/>|</text:p>
      <text:p text:style-name="P3"><text:tab/>| <text:s text:c="2"/>(A) <text:s text:c="6"/>(B) <text:s text:c="6"/>(C) <text:s text:c="2"/>|</text:p>
      <text:p text:style-name="P3"><text:tab/>| <text:s text:c="28"/>|</text:p>
      <text:p text:style-name="P3"><text:tab/> -----------------------------</text:p>
      <text:p text:style-name="P3"><text:s text:c="14"/>R: 0 <text:s text:c="10"/>W: 0</text:p>
      <text:p text:style-name="P3"/>
      <text:p text:style-name="P4">Red's turn!</text:p>
      <text:p text:style-name="P3">Peg ([A..F], case-sensitive): E</text:p>
      <text:p text:style-name="P3"/>
      <text:p text:style-name="P3"><text:tab/> <text:s text:c="4"/>| <text:s text:c="8"/>| <text:s text:c="8"/>|</text:p>
      <text:p text:style-name="P3"><text:tab/> ----|---------|---------|----</text:p>
      <text:p text:style-name="P3"><text:tab/>| <text:s text:c="3"/>| <text:s text:c="8"/>| <text:s text:c="8"/>| <text:s text:c="3"/>|</text:p>
      <text:p text:style-name="P3"><text:tab/>| <text:s text:c="2"/>(F) <text:s text:c="2"/>| <text:s text:c="2"/>(G) <text:s text:c="2"/>| <text:s text:c="2"/>(H) <text:s text:c="2"/>|</text:p>
      <text:p text:style-name="P3"><text:tab/>| <text:s text:c="8"/>| <text:s text:c="8"/>| <text:s text:c="8"/>|</text:p>
      <text:p text:style-name="P3"><text:tab/>| <text:s text:c="8"/>| <text:s text:c="8"/>R <text:s text:c="8"/>|</text:p>
      <text:p text:style-name="P3"><text:tab/>| <text:s text:c="3"/>| <text:s text:c="2"/>(D) <text:s text:c="2"/>| <text:s text:c="2"/>(E) <text:s text:c="2"/>| <text:s text:c="3"/>|</text:p>
      <text:p text:style-name="P3"><text:tab/>| <text:s text:c="3"/>| <text:s text:c="8"/>| <text:s text:c="8"/>| <text:s text:c="3"/>|</text:p>
      <text:p text:style-name="P3"><text:tab/>| <text:s text:c="3"/>| <text:s text:c="8"/>| <text:s text:c="8"/>| <text:s text:c="3"/>|</text:p>
      <text:p text:style-name="P3"><text:tab/>| <text:s text:c="2"/>(A) <text:s text:c="6"/>(B) <text:s text:c="6"/>(C) <text:s text:c="2"/>|</text:p>
      <text:p text:style-name="P3"><text:tab/>| <text:s text:c="28"/>|</text:p>
      <text:p text:style-name="P3"><text:tab/> -----------------------------</text:p>
      <text:p text:style-name="P3"><text:s text:c="14"/>R: 0 <text:s text:c="10"/>W: 0</text:p>
      <text:p text:style-name="P3"/>
      <text:p text:style-name="P3">White's turn!</text:p>
      <text:p text:style-name="P3"/>
      <text:p text:style-name="P3"><text:tab/> <text:s text:c="4"/>| <text:s text:c="8"/>| <text:s text:c="8"/>|</text:p>
      <text:p text:style-name="P3"><text:tab/> ----|---------|---------|----</text:p>
      <text:p text:style-name="P3"><text:tab/>| <text:s text:c="3"/>| <text:s text:c="8"/>| <text:s text:c="8"/>W <text:s text:c="3"/>|</text:p>
      <text:p text:style-name="P3"><text:tab/>| <text:s text:c="2"/>(F) <text:s text:c="2"/>| <text:s text:c="2"/>(G) <text:s text:c="2"/>| <text:s text:c="2"/>(H) <text:s text:c="2"/>|</text:p>
      <text:p text:style-name="P3"><text:tab/>| <text:s text:c="8"/>| <text:s text:c="8"/>| <text:s text:c="8"/>|</text:p>
      <text:p text:style-name="P3"><text:tab/>| <text:s text:c="8"/>| <text:s text:c="8"/>R <text:s text:c="8"/>|</text:p>
      <text:p text:style-name="P3"><text:tab/>| <text:s text:c="3"/>| <text:s text:c="2"/>(D) <text:s text:c="2"/>| <text:s text:c="2"/>(E) <text:s text:c="2"/>| <text:s text:c="3"/>|</text:p>
      <text:p text:style-name="P3"><text:tab/>| <text:s text:c="3"/>| <text:s text:c="8"/>| <text:s text:c="8"/>| <text:s text:c="3"/>|</text:p>
      <text:p text:style-name="P3"><text:tab/>| <text:s text:c="3"/>| <text:s text:c="8"/>| <text:s text:c="8"/>| <text:s text:c="3"/>|</text:p>
      <text:p text:style-name="P3"><text:tab/>| <text:s text:c="2"/>(A) <text:s text:c="6"/>(B) <text:s text:c="6"/>(C) <text:s text:c="2"/>|</text:p>
      <text:p text:style-name="P3"><text:tab/>| <text:s text:c="28"/>|</text:p>
      <text:p text:style-name="P3"><text:tab/> -----------------------------</text:p>
      <text:p text:style-name="P3"><text:s text:c="14"/>R: 0 <text:s text:c="10"/>W: 0</text:p>
      <text:p text:style-name="P3"/>
      <text:p text:style-name="P3">Red's turn!</text:p>
      <text:p text:style-name="P3">Peg ([A..F], case-sensitive): C</text:p>
      <text:p text:style-name="P3"/>
      <text:p text:style-name="P3"><text:tab/> <text:s text:c="4"/>| <text:s text:c="8"/>| <text:s text:c="8"/>|</text:p>
      <text:p text:style-name="P3"><text:tab/> ----|---------|---------|----</text:p>
      <text:p text:style-name="P3"><text:tab/>| <text:s text:c="3"/>| <text:s text:c="8"/>| <text:s text:c="8"/>W <text:s text:c="3"/>|</text:p>
      <text:p text:style-name="P3"><text:tab/>| <text:s text:c="2"/>(F) <text:s text:c="2"/>| <text:s text:c="2"/>(G) <text:s text:c="2"/>| <text:s text:c="2"/>(H) <text:s text:c="2"/>|</text:p>
      <text:p text:style-name="P3"><text:tab/>| <text:s text:c="8"/>| <text:s text:c="8"/>| <text:s text:c="8"/>|</text:p>
      <text:p text:style-name="P3"><text:tab/>| <text:s text:c="8"/>| <text:s text:c="8"/>R <text:s text:c="8"/>|</text:p>
      <text:p text:style-name="P3"><text:tab/>| <text:s text:c="3"/>| <text:s text:c="2"/>(D) <text:s text:c="2"/>| <text:s text:c="2"/>(E) <text:s text:c="2"/>| <text:s text:c="3"/>|</text:p>
      <text:p text:style-name="P3"><text:tab/>| <text:s text:c="3"/>| <text:s text:c="8"/>| <text:s text:c="8"/>| <text:s text:c="3"/>|</text:p>
      <text:p text:style-name="P3"><text:tab/>| <text:s text:c="3"/>| <text:s text:c="8"/>| <text:s text:c="8"/>R <text:s text:c="3"/>|</text:p>
      <text:p text:style-name="P3"><text:tab/>| <text:s text:c="2"/>(A) <text:s text:c="6"/>(B) <text:s text:c="6"/>(C) <text:s text:c="2"/>|</text:p>
      <text:p text:style-name="P3"><text:tab/>| <text:s text:c="28"/>|</text:p>
      <text:p text:style-name="P3"><text:tab/> -----------------------------</text:p>
      <text:p text:style-name="P3"><text:s text:c="14"/>R: 0 <text:s text:c="10"/>W: 0</text:p>
      <text:p text:style-name="P3"/>
      <text:p text:style-name="P3"/>
      <text:p text:style-name="P4">White's turn!</text:p>
      <text:p text:style-name="P3"/>
      <text:p text:style-name="P3"><text:tab/> <text:s text:c="4"/>| <text:s text:c="8"/>| <text:s text:c="8"/>|</text:p>
      <text:p text:style-name="P3"><text:tab/> ----|---------|---------|----</text:p>
      <text:p text:style-name="P3"><text:tab/>| <text:s text:c="3"/>| <text:s text:c="8"/>| <text:s text:c="8"/>W <text:s text:c="3"/>|</text:p>
      <text:p text:style-name="P3"><text:tab/>| <text:s text:c="2"/>(F) <text:s text:c="2"/>| <text:s text:c="2"/>(G) <text:s text:c="2"/>| <text:s text:c="2"/>(H) <text:s text:c="2"/>|</text:p>
      <text:p text:style-name="P3"><text:tab/>| <text:s text:c="8"/>| <text:s text:c="8"/>| <text:s text:c="8"/>|</text:p>
      <text:p text:style-name="P3"><text:tab/>| <text:s text:c="8"/>| <text:s text:c="8"/>R <text:s text:c="8"/>|</text:p>
      <text:p text:style-name="P3"><text:tab/>| <text:s text:c="3"/>| <text:s text:c="2"/>(D) <text:s text:c="2"/>| <text:s text:c="2"/>(E) <text:s text:c="2"/>| <text:s text:c="3"/>|</text:p>
      <text:p text:style-name="P3"><text:tab/>| <text:s text:c="3"/>| <text:s text:c="8"/>| <text:s text:c="8"/>| <text:s text:c="3"/>|</text:p>
      <text:p text:style-name="P3"><text:tab/>| <text:s text:c="3"/>W <text:s text:c="8"/>| <text:s text:c="8"/>R <text:s text:c="3"/>|</text:p>
      <text:p text:style-name="P3"><text:tab/>| <text:s text:c="2"/>(A) <text:s text:c="6"/>(B) <text:s text:c="6"/>(C) <text:s text:c="2"/>|</text:p>
      <text:p text:style-name="P3"><text:tab/>| <text:s text:c="28"/>|</text:p>
      <text:p text:style-name="P3"><text:tab/> -----------------------------</text:p>
      <text:p text:style-name="P3"><text:s text:c="14"/>R: 0 <text:s text:c="10"/>W: 0</text:p>
      <text:p text:style-name="P3"/>
      <text:p text:style-name="P3">Red's turn!</text:p>
      <text:p text:style-name="P3">Peg ([A..F], case-sensitive): G</text:p>
      <text:p text:style-name="P3"/>
      <text:p text:style-name="P3"><text:tab/> <text:s text:c="4"/>| <text:s text:c="8"/>| <text:s text:c="8"/>|</text:p>
      <text:p text:style-name="P3"><text:tab/> ----|---------|---------|----</text:p>
      <text:p text:style-name="P3"><text:tab/>| <text:s text:c="3"/>| <text:s text:c="8"/>R <text:s text:c="8"/>W <text:s text:c="3"/>|</text:p>
      <text:p text:style-name="P3"><text:tab/>| <text:s text:c="2"/>(F) <text:s text:c="2"/>| <text:s text:c="2"/>(G) <text:s text:c="2"/>| <text:s text:c="2"/>(H) <text:s text:c="2"/>|</text:p>
      <text:p text:style-name="P3"><text:tab/>| <text:s text:c="8"/>| <text:s text:c="8"/>| <text:s text:c="8"/>|</text:p>
      <text:p text:style-name="P3"><text:tab/>| <text:s text:c="8"/>| <text:s text:c="8"/>R <text:s text:c="8"/>|</text:p>
      <text:p text:style-name="P3"><text:tab/>| <text:s text:c="3"/>| <text:s text:c="2"/>(D) <text:s text:c="2"/>| <text:s text:c="2"/>(E) <text:s text:c="2"/>| <text:s text:c="3"/>|</text:p>
      <text:p text:style-name="P3"><text:tab/>| <text:s text:c="3"/>| <text:s text:c="8"/>| <text:s text:c="8"/>| <text:s text:c="3"/>|</text:p>
      <text:p text:style-name="P3"><text:tab/>| <text:s text:c="3"/>W <text:s text:c="8"/>| <text:s text:c="8"/>R <text:s text:c="3"/>|</text:p>
      <text:p text:style-name="P3"><text:tab/>| <text:s text:c="2"/>(A) <text:s text:c="6"/>(B) <text:s text:c="6"/>(C) <text:s text:c="2"/>|</text:p>
      <text:p text:style-name="P3"><text:tab/>| <text:s text:c="28"/>|</text:p>
      <text:p text:style-name="P3"><text:tab/> -----------------------------</text:p>
      <text:p text:style-name="P3"><text:s text:c="14"/>R: 1 <text:s text:c="10"/>W: 0</text:p>
      <text:p text:style-name="P3"/>
      <text:p text:style-name="P3">White's turn!</text:p>
      <text:p text:style-name="P3"/>
      <text:p text:style-name="P3"><text:tab/> <text:s text:c="4"/>| <text:s text:c="8"/>| <text:s text:c="8"/>|</text:p>
      <text:p text:style-name="P3"><text:tab/> ----|---------|---------W----</text:p>
      <text:p text:style-name="P3"><text:tab/>| <text:s text:c="3"/>| <text:s text:c="8"/>R <text:s text:c="8"/>W <text:s text:c="3"/>|</text:p>
      <text:p text:style-name="P3"><text:tab/>| <text:s text:c="2"/>(F) <text:s text:c="2"/>| <text:s text:c="2"/>(G) <text:s text:c="2"/>| <text:s text:c="2"/>(H) <text:s text:c="2"/>|</text:p>
      <text:p text:style-name="P3"><text:tab/>| <text:s text:c="8"/>| <text:s text:c="8"/>| <text:s text:c="8"/>|</text:p>
      <text:p text:style-name="P3"><text:tab/>| <text:s text:c="8"/>| <text:s text:c="8"/>R <text:s text:c="8"/>|</text:p>
      <text:p text:style-name="P3"><text:tab/>| <text:s text:c="3"/>| <text:s text:c="2"/>(D) <text:s text:c="2"/>| <text:s text:c="2"/>(E) <text:s text:c="2"/>| <text:s text:c="3"/>|</text:p>
      <text:p text:style-name="P3"><text:tab/>| <text:s text:c="3"/>| <text:s text:c="8"/>| <text:s text:c="8"/>| <text:s text:c="3"/>|</text:p>
      <text:p text:style-name="P3"><text:tab/>| <text:s text:c="3"/>W <text:s text:c="8"/>| <text:s text:c="8"/>R <text:s text:c="3"/>|</text:p>
      <text:p text:style-name="P3"><text:tab/>| <text:s text:c="2"/>(A) <text:s text:c="6"/>(B) <text:s text:c="6"/>(C) <text:s text:c="2"/>|</text:p>
      <text:p text:style-name="P3"><text:tab/>| <text:s text:c="28"/>|</text:p>
      <text:p text:style-name="P3"><text:tab/> -----------------------------</text:p>
      <text:p text:style-name="P3"><text:s text:c="14"/>R: 1 <text:s text:c="10"/>W: 0</text:p>
      <text:p text:style-name="P3"/>
      <text:p text:style-name="P3"/>
      <text:p text:style-name="P4">Red's turn!</text:p>
      <text:p text:style-name="P3">Peg ([A..F], case-sensitive): H</text:p>
      <text:p text:style-name="P3"/>
      <text:p text:style-name="P3"><text:tab/> <text:s text:c="4"/>| <text:s text:c="8"/>| <text:s text:c="8"/>R</text:p>
      <text:p text:style-name="P3"><text:tab/> ----|---------|---------W----</text:p>
      <text:p text:style-name="P3"><text:tab/>| <text:s text:c="3"/>| <text:s text:c="8"/>R <text:s text:c="8"/>W <text:s text:c="3"/>|</text:p>
      <text:p text:style-name="P3"><text:tab/>| <text:s text:c="2"/>(F) <text:s text:c="2"/>| <text:s text:c="2"/>(G) <text:s text:c="2"/>| <text:s text:c="2"/>(H) <text:s text:c="2"/>|</text:p>
      <text:p text:style-name="P3"><text:tab/>| <text:s text:c="8"/>| <text:s text:c="8"/>| <text:s text:c="8"/>|</text:p>
      <text:p text:style-name="P3"><text:tab/>| <text:s text:c="8"/>| <text:s text:c="8"/>R <text:s text:c="8"/>|</text:p>
      <text:p text:style-name="P3"><text:tab/>| <text:s text:c="3"/>| <text:s text:c="2"/>(D) <text:s text:c="2"/>| <text:s text:c="2"/>(E) <text:s text:c="2"/>| <text:s text:c="3"/>|</text:p>
      <text:p text:style-name="P3"><text:tab/>| <text:s text:c="3"/>| <text:s text:c="8"/>| <text:s text:c="8"/>| <text:s text:c="3"/>|</text:p>
      <text:p text:style-name="P3"><text:tab/>| <text:s text:c="3"/>W <text:s text:c="8"/>| <text:s text:c="8"/>R <text:s text:c="3"/>|</text:p>
      <text:p text:style-name="P3"><text:tab/>| <text:s text:c="2"/>(A) <text:s text:c="6"/>(B) <text:s text:c="6"/>(C) <text:s text:c="2"/>|</text:p>
      <text:p text:style-name="P3"><text:tab/>| <text:s text:c="28"/>|</text:p>
      <text:p text:style-name="P3"><text:tab/> -----------------------------</text:p>
      <text:p text:style-name="P3"><text:s text:c="14"/>R: 1 <text:s text:c="10"/>W: 0</text:p>
      <text:p text:style-name="P3"/>
      <text:p text:style-name="P3">White's turn!</text:p>
      <text:p text:style-name="P3"/>
      <text:p text:style-name="P3"><text:tab/> <text:s text:c="4"/>| <text:s text:c="8"/>| <text:s text:c="8"/>R</text:p>
      <text:p text:style-name="P3"><text:tab/> ----|---------|---------W----</text:p>
      <text:p text:style-name="P3"><text:tab/>| <text:s text:c="3"/>| <text:s text:c="8"/>R <text:s text:c="8"/>W <text:s text:c="3"/>|</text:p>
      <text:p text:style-name="P3"><text:tab/>| <text:s text:c="2"/>(F) <text:s text:c="2"/>| <text:s text:c="2"/>(G) <text:s text:c="2"/>| <text:s text:c="2"/>(H) <text:s text:c="2"/>|</text:p>
      <text:p text:style-name="P3"><text:tab/>| <text:s text:c="8"/>| <text:s text:c="8"/>| <text:s text:c="8"/>|</text:p>
      <text:p text:style-name="P3"><text:tab/>| <text:s text:c="8"/>| <text:s text:c="8"/>R <text:s text:c="8"/>|</text:p>
      <text:p text:style-name="P3"><text:tab/>| <text:s text:c="3"/>| <text:s text:c="2"/>(D) <text:s text:c="2"/>| <text:s text:c="2"/>(E) <text:s text:c="2"/>| <text:s text:c="3"/>|</text:p>
      <text:p text:style-name="P3"><text:tab/>| <text:s text:c="3"/>W <text:s text:c="8"/>| <text:s text:c="8"/>| <text:s text:c="3"/>|</text:p>
      <text:p text:style-name="P3"><text:tab/>| <text:s text:c="3"/>W <text:s text:c="8"/>| <text:s text:c="8"/>R <text:s text:c="3"/>|</text:p>
      <text:p text:style-name="P3"><text:tab/>| <text:s text:c="2"/>(A) <text:s text:c="6"/>(B) <text:s text:c="6"/>(C) <text:s text:c="2"/>|</text:p>
      <text:p text:style-name="P3"><text:tab/>| <text:s text:c="28"/>|</text:p>
      <text:p text:style-name="P3"><text:tab/> -----------------------------</text:p>
      <text:p text:style-name="P3"><text:s text:c="14"/>R: 1 <text:s text:c="10"/>W: 0</text:p>
      <text:p text:style-name="P3"/>
      <text:p text:style-name="P3">Red's turn!</text:p>
      <text:p text:style-name="P3">Peg ([A..F], case-sensitive): E</text:p>
      <text:p text:style-name="P3"/>
      <text:p text:style-name="P3"><text:tab/> <text:s text:c="4"/>| <text:s text:c="8"/>| <text:s text:c="8"/>R</text:p>
      <text:p text:style-name="P3"><text:tab/> ----|---------|---------W----</text:p>
      <text:p text:style-name="P3"><text:tab/>| <text:s text:c="3"/>| <text:s text:c="8"/>R <text:s text:c="8"/>W <text:s text:c="3"/>|</text:p>
      <text:p text:style-name="P3"><text:tab/>| <text:s text:c="2"/>(F) <text:s text:c="2"/>| <text:s text:c="2"/>(G) <text:s text:c="2"/>| <text:s text:c="2"/>(H) <text:s text:c="2"/>|</text:p>
      <text:p text:style-name="P3"><text:tab/>| <text:s text:c="8"/>| <text:s text:c="8"/>R <text:s text:c="8"/>|</text:p>
      <text:p text:style-name="P3"><text:tab/>| <text:s text:c="8"/>| <text:s text:c="8"/>R <text:s text:c="8"/>|</text:p>
      <text:p text:style-name="P3"><text:tab/>| <text:s text:c="3"/>| <text:s text:c="2"/>(D) <text:s text:c="2"/>| <text:s text:c="2"/>(E) <text:s text:c="2"/>| <text:s text:c="3"/>|</text:p>
      <text:p text:style-name="P3"><text:tab/>| <text:s text:c="3"/>W <text:s text:c="8"/>| <text:s text:c="8"/>| <text:s text:c="3"/>|</text:p>
      <text:p text:style-name="P3"><text:tab/>| <text:s text:c="3"/>W <text:s text:c="8"/>| <text:s text:c="8"/>R <text:s text:c="3"/>|</text:p>
      <text:p text:style-name="P3"><text:tab/>| <text:s text:c="2"/>(A) <text:s text:c="6"/>(B) <text:s text:c="6"/>(C) <text:s text:c="2"/>|</text:p>
      <text:p text:style-name="P3"><text:tab/>| <text:s text:c="28"/>|</text:p>
      <text:p text:style-name="P3"><text:tab/> -----------------------------</text:p>
      <text:p text:style-name="P3"><text:s text:c="14"/>R: 1 <text:s text:c="10"/>W: 0</text:p>
      <text:p text:style-name="P3"/>
      <text:p text:style-name="P3"/>
      <text:p text:style-name="P4">White's turn!</text:p>
      <text:p text:style-name="P3"/>
      <text:p text:style-name="P3"><text:tab/> <text:s text:c="4"/>| <text:s text:c="8"/>| <text:s text:c="8"/>R</text:p>
      <text:p text:style-name="P3"><text:tab/> ----|---------|---------W----</text:p>
      <text:p text:style-name="P3"><text:tab/>| <text:s text:c="3"/>| <text:s text:c="8"/>R <text:s text:c="8"/>W <text:s text:c="3"/>|</text:p>
      <text:p text:style-name="P3"><text:tab/>| <text:s text:c="2"/>(F) <text:s text:c="2"/>| <text:s text:c="2"/>(G) <text:s text:c="2"/>| <text:s text:c="2"/>(H) <text:s text:c="2"/>|</text:p>
      <text:p text:style-name="P3"><text:tab/>| <text:s text:c="8"/>| <text:s text:c="8"/>R <text:s text:c="8"/>|</text:p>
      <text:p text:style-name="P3"><text:tab/>| <text:s text:c="8"/>| <text:s text:c="8"/>R <text:s text:c="8"/>|</text:p>
      <text:p text:style-name="P3"><text:tab/>| <text:s text:c="3"/>W <text:s text:c="2"/>(D) <text:s text:c="2"/>| <text:s text:c="2"/>(E) <text:s text:c="2"/>| <text:s text:c="3"/>|</text:p>
      <text:p text:style-name="P3"><text:tab/>| <text:s text:c="3"/>W <text:s text:c="8"/>| <text:s text:c="8"/>| <text:s text:c="3"/>|</text:p>
      <text:p text:style-name="P3"><text:tab/>| <text:s text:c="3"/>W <text:s text:c="8"/>| <text:s text:c="8"/>R <text:s text:c="3"/>|</text:p>
      <text:p text:style-name="P3"><text:tab/>| <text:s text:c="2"/>(A) <text:s text:c="6"/>(B) <text:s text:c="6"/>(C) <text:s text:c="2"/>|</text:p>
      <text:p text:style-name="P3"><text:tab/>| <text:s text:c="28"/>|</text:p>
      <text:p text:style-name="P3"><text:tab/> -----------------------------</text:p>
      <text:p text:style-name="P3"><text:s text:c="14"/>R: 1 <text:s text:c="10"/>W: 1</text:p>
      <text:p text:style-name="P3"/>
      <text:p text:style-name="P3">Red's turn!</text:p>
      <text:p text:style-name="P3">Peg ([A..F], case-sensitive): B</text:p>
      <text:p text:style-name="P3"/>
      <text:p text:style-name="P3"><text:tab/> <text:s text:c="4"/>| <text:s text:c="8"/>| <text:s text:c="8"/>R</text:p>
      <text:p text:style-name="P3"><text:tab/> ----|---------|---------W----</text:p>
      <text:p text:style-name="P3"><text:tab/>| <text:s text:c="3"/>| <text:s text:c="8"/>R <text:s text:c="8"/>W <text:s text:c="3"/>|</text:p>
      <text:p text:style-name="P3"><text:tab/>| <text:s text:c="2"/>(F) <text:s text:c="2"/>| <text:s text:c="2"/>(G) <text:s text:c="2"/>| <text:s text:c="2"/>(H) <text:s text:c="2"/>|</text:p>
      <text:p text:style-name="P3"><text:tab/>| <text:s text:c="8"/>| <text:s text:c="8"/>R <text:s text:c="8"/>|</text:p>
      <text:p text:style-name="P3"><text:tab/>| <text:s text:c="8"/>| <text:s text:c="8"/>R <text:s text:c="8"/>|</text:p>
      <text:p text:style-name="P3"><text:tab/>| <text:s text:c="3"/>W <text:s text:c="2"/>(D) <text:s text:c="2"/>| <text:s text:c="2"/>(E) <text:s text:c="2"/>| <text:s text:c="3"/>|</text:p>
      <text:p text:style-name="P3"><text:tab/>| <text:s text:c="3"/>W <text:s text:c="8"/>| <text:s text:c="8"/>| <text:s text:c="3"/>|</text:p>
      <text:p text:style-name="P3"><text:tab/>| <text:s text:c="3"/>W <text:s text:c="8"/>R <text:s text:c="8"/>R <text:s text:c="3"/>|</text:p>
      <text:p text:style-name="P3"><text:tab/>| <text:s text:c="2"/>(A) <text:s text:c="6"/>(B) <text:s text:c="6"/>(C) <text:s text:c="2"/>|</text:p>
      <text:p text:style-name="P3"><text:tab/>| <text:s text:c="28"/>|</text:p>
      <text:p text:style-name="P3"><text:tab/> -----------------------------</text:p>
      <text:p text:style-name="P3"><text:s text:c="14"/>R: 2 <text:s text:c="10"/>W: 1</text:p>
      <text:p text:style-name="P3"/>
      <text:p text:style-name="P3">White's turn!</text:p>
      <text:p text:style-name="P3"/>
      <text:p text:style-name="P3"><text:tab/> <text:s text:c="4"/>| <text:s text:c="8"/>| <text:s text:c="8"/>R</text:p>
      <text:p text:style-name="P3"><text:tab/> ----|---------|---------W----</text:p>
      <text:p text:style-name="P3"><text:tab/>| <text:s text:c="3"/>| <text:s text:c="8"/>R <text:s text:c="8"/>W <text:s text:c="3"/>|</text:p>
      <text:p text:style-name="P3"><text:tab/>| <text:s text:c="2"/>(F) <text:s text:c="2"/>| <text:s text:c="2"/>(G) <text:s text:c="2"/>| <text:s text:c="2"/>(H) <text:s text:c="2"/>|</text:p>
      <text:p text:style-name="P3"><text:tab/>| <text:s text:c="8"/>| <text:s text:c="8"/>R <text:s text:c="8"/>|</text:p>
      <text:p text:style-name="P3"><text:tab/>| <text:s text:c="8"/>| <text:s text:c="8"/>R <text:s text:c="8"/>|</text:p>
      <text:p text:style-name="P3"><text:tab/>| <text:s text:c="3"/>W <text:s text:c="2"/>(D) <text:s text:c="2"/>| <text:s text:c="2"/>(E) <text:s text:c="2"/>| <text:s text:c="3"/>|</text:p>
      <text:p text:style-name="P3"><text:tab/>| <text:s text:c="3"/>W <text:s text:c="8"/>W <text:s text:c="8"/>| <text:s text:c="3"/>|</text:p>
      <text:p text:style-name="P3"><text:tab/>| <text:s text:c="3"/>W <text:s text:c="8"/>R <text:s text:c="8"/>R <text:s text:c="3"/>|</text:p>
      <text:p text:style-name="P3"><text:tab/>| <text:s text:c="2"/>(A) <text:s text:c="6"/>(B) <text:s text:c="6"/>(C) <text:s text:c="2"/>|</text:p>
      <text:p text:style-name="P3"><text:tab/>| <text:s text:c="28"/>|</text:p>
      <text:p text:style-name="P3"><text:tab/> -----------------------------</text:p>
      <text:p text:style-name="P3"><text:s text:c="14"/>R: 2 <text:s text:c="10"/>W: 1</text:p>
      <text:p text:style-name="P3"/>
      <text:p text:style-name="P3"/>
      <text:p text:style-name="P4">Red's turn!</text:p>
      <text:p text:style-name="P3">Peg ([A..F], case-sensitive): C</text:p>
      <text:p text:style-name="P3"/>
      <text:p text:style-name="P3"><text:tab/> <text:s text:c="4"/>| <text:s text:c="8"/>| <text:s text:c="8"/>R</text:p>
      <text:p text:style-name="P3"><text:tab/> ----|---------|---------W----</text:p>
      <text:p text:style-name="P3"><text:tab/>| <text:s text:c="3"/>| <text:s text:c="8"/>R <text:s text:c="8"/>W <text:s text:c="3"/>|</text:p>
      <text:p text:style-name="P3"><text:tab/>| <text:s text:c="2"/>(F) <text:s text:c="2"/>| <text:s text:c="2"/>(G) <text:s text:c="2"/>| <text:s text:c="2"/>(H) <text:s text:c="2"/>|</text:p>
      <text:p text:style-name="P3"><text:tab/>| <text:s text:c="8"/>| <text:s text:c="8"/>R <text:s text:c="8"/>|</text:p>
      <text:p text:style-name="P3"><text:tab/>| <text:s text:c="8"/>| <text:s text:c="8"/>R <text:s text:c="8"/>|</text:p>
      <text:p text:style-name="P3"><text:tab/>| <text:s text:c="3"/>W <text:s text:c="2"/>(D) <text:s text:c="2"/>| <text:s text:c="2"/>(E) <text:s text:c="2"/>| <text:s text:c="3"/>|</text:p>
      <text:p text:style-name="P3"><text:tab/>| <text:s text:c="3"/>W <text:s text:c="8"/>W <text:s text:c="8"/>R <text:s text:c="3"/>|</text:p>
      <text:p text:style-name="P3"><text:tab/>| <text:s text:c="3"/>W <text:s text:c="8"/>R <text:s text:c="8"/>R <text:s text:c="3"/>|</text:p>
      <text:p text:style-name="P3"><text:tab/>| <text:s text:c="2"/>(A) <text:s text:c="6"/>(B) <text:s text:c="6"/>(C) <text:s text:c="2"/>|</text:p>
      <text:p text:style-name="P3"><text:tab/>| <text:s text:c="28"/>|</text:p>
      <text:p text:style-name="P3"><text:tab/> -----------------------------</text:p>
      <text:p text:style-name="P3"><text:s text:c="14"/>R: 2 <text:s text:c="10"/>W: 1</text:p>
      <text:p text:style-name="P3"/>
      <text:p text:style-name="P3">White's turn!</text:p>
      <text:p text:style-name="P3"/>
      <text:p text:style-name="P3"><text:tab/> <text:s text:c="4"/>| <text:s text:c="8"/>| <text:s text:c="8"/>R</text:p>
      <text:p text:style-name="P3"><text:tab/> ----|---------|---------W----</text:p>
      <text:p text:style-name="P3"><text:tab/>| <text:s text:c="3"/>| <text:s text:c="8"/>R <text:s text:c="8"/>W <text:s text:c="3"/>|</text:p>
      <text:p text:style-name="P3"><text:tab/>| <text:s text:c="2"/>(F) <text:s text:c="2"/>| <text:s text:c="2"/>(G) <text:s text:c="2"/>| <text:s text:c="2"/>(H) <text:s text:c="2"/>|</text:p>
      <text:p text:style-name="P3"><text:tab/>| <text:s text:c="8"/>| <text:s text:c="8"/>R <text:s text:c="8"/>|</text:p>
      <text:p text:style-name="P3"><text:tab/>| <text:s text:c="8"/>| <text:s text:c="8"/>R <text:s text:c="8"/>|</text:p>
      <text:p text:style-name="P3"><text:tab/>| <text:s text:c="3"/>W <text:s text:c="2"/>(D) <text:s text:c="2"/>W <text:s text:c="2"/>(E) <text:s text:c="2"/>| <text:s text:c="3"/>|</text:p>
      <text:p text:style-name="P3"><text:tab/>| <text:s text:c="3"/>W <text:s text:c="8"/>W <text:s text:c="8"/>R <text:s text:c="3"/>|</text:p>
      <text:p text:style-name="P3"><text:tab/>| <text:s text:c="3"/>W <text:s text:c="8"/>R <text:s text:c="8"/>R <text:s text:c="3"/>|</text:p>
      <text:p text:style-name="P3"><text:tab/>| <text:s text:c="2"/>(A) <text:s text:c="6"/>(B) <text:s text:c="6"/>(C) <text:s text:c="2"/>|</text:p>
      <text:p text:style-name="P3"><text:tab/>| <text:s text:c="28"/>|</text:p>
      <text:p text:style-name="P3"><text:tab/> -----------------------------</text:p>
      <text:p text:style-name="P3"><text:s text:c="14"/>R: 2 <text:s text:c="10"/>W: 1</text:p>
      <text:p text:style-name="P3"/>
      <text:p text:style-name="P3">Red's turn!</text:p>
      <text:p text:style-name="P3">Peg ([A..F], case-sensitive): D</text:p>
      <text:p text:style-name="P3"/>
      <text:p text:style-name="P3"><text:tab/> <text:s text:c="4"/>| <text:s text:c="8"/>| <text:s text:c="8"/>R</text:p>
      <text:p text:style-name="P3"><text:tab/> ----|---------|---------W----</text:p>
      <text:p text:style-name="P3"><text:tab/>| <text:s text:c="3"/>| <text:s text:c="8"/>R <text:s text:c="8"/>W <text:s text:c="3"/>|</text:p>
      <text:p text:style-name="P3"><text:tab/>| <text:s text:c="2"/>(F) <text:s text:c="2"/>| <text:s text:c="2"/>(G) <text:s text:c="2"/>| <text:s text:c="2"/>(H) <text:s text:c="2"/>|</text:p>
      <text:p text:style-name="P3"><text:tab/>| <text:s text:c="8"/>| <text:s text:c="8"/>R <text:s text:c="8"/>|</text:p>
      <text:p text:style-name="P3"><text:tab/>| <text:s text:c="8"/>R <text:s text:c="8"/>R <text:s text:c="8"/>|</text:p>
      <text:p text:style-name="P3"><text:tab/>| <text:s text:c="3"/>W <text:s text:c="2"/>(D) <text:s text:c="2"/>W <text:s text:c="2"/>(E) <text:s text:c="2"/>| <text:s text:c="3"/>|</text:p>
      <text:p text:style-name="P3"><text:tab/>| <text:s text:c="3"/>W <text:s text:c="8"/>W <text:s text:c="8"/>R <text:s text:c="3"/>|</text:p>
      <text:p text:style-name="P3"><text:tab/>| <text:s text:c="3"/>W <text:s text:c="8"/>R <text:s text:c="8"/>R <text:s text:c="3"/>|</text:p>
      <text:p text:style-name="P3"><text:tab/>| <text:s text:c="2"/>(A) <text:s text:c="6"/>(B) <text:s text:c="6"/>(C) <text:s text:c="2"/>|</text:p>
      <text:p text:style-name="P3"><text:tab/>| <text:s text:c="28"/>|</text:p>
      <text:p text:style-name="P3"><text:tab/> -----------------------------</text:p>
      <text:p text:style-name="P3"><text:s text:c="14"/>R: 2 <text:s text:c="10"/>W: 1</text:p>
      <text:p text:style-name="P3"/>
      <text:p text:style-name="P3"/>
      <text:p text:style-name="P4">White's turn!</text:p>
      <text:p text:style-name="P3"/>
      <text:p text:style-name="P3"><text:tab/> <text:s text:c="4"/>| <text:s text:c="8"/>| <text:s text:c="8"/>R</text:p>
      <text:p text:style-name="P3"><text:tab/> ----|---------|---------W----</text:p>
      <text:p text:style-name="P3"><text:tab/>| <text:s text:c="3"/>| <text:s text:c="8"/>R <text:s text:c="8"/>W <text:s text:c="3"/>|</text:p>
      <text:p text:style-name="P3"><text:tab/>| <text:s text:c="2"/>(F) <text:s text:c="2"/>| <text:s text:c="2"/>(G) <text:s text:c="2"/>| <text:s text:c="2"/>(H) <text:s text:c="2"/>|</text:p>
      <text:p text:style-name="P3"><text:tab/>| <text:s text:c="8"/>| <text:s text:c="8"/>R <text:s text:c="8"/>|</text:p>
      <text:p text:style-name="P3"><text:tab/>| <text:s text:c="8"/>R <text:s text:c="8"/>R <text:s text:c="8"/>|</text:p>
      <text:p text:style-name="P3"><text:tab/>| <text:s text:c="3"/>W <text:s text:c="2"/>(D) <text:s text:c="2"/>W <text:s text:c="2"/>(E) <text:s text:c="2"/>W <text:s text:c="3"/>|</text:p>
      <text:p text:style-name="P3"><text:tab/>| <text:s text:c="3"/>W <text:s text:c="8"/>W <text:s text:c="8"/>R <text:s text:c="3"/>|</text:p>
      <text:p text:style-name="P3"><text:tab/>| <text:s text:c="3"/>W <text:s text:c="8"/>R <text:s text:c="8"/>R <text:s text:c="3"/>|</text:p>
      <text:p text:style-name="P3"><text:tab/>| <text:s text:c="2"/>(A) <text:s text:c="6"/>(B) <text:s text:c="6"/>(C) <text:s text:c="2"/>|</text:p>
      <text:p text:style-name="P3"><text:tab/>| <text:s text:c="28"/>|</text:p>
      <text:p text:style-name="P3"><text:tab/> -----------------------------</text:p>
      <text:p text:style-name="P3"><text:s text:c="14"/>R: 2 <text:s text:c="10"/>W: 3</text:p>
      <text:p text:style-name="P3"/>
      <text:p text:style-name="P3">Red's turn!</text:p>
      <text:p text:style-name="P3">Peg ([A..F], case-sensitive): F</text:p>
      <text:p text:style-name="P3"/>
      <text:p text:style-name="P3"><text:tab/> <text:s text:c="4"/>| <text:s text:c="8"/>| <text:s text:c="8"/>R</text:p>
      <text:p text:style-name="P3"><text:tab/> ----|---------|---------W----</text:p>
      <text:p text:style-name="P3"><text:tab/>| <text:s text:c="3"/>R <text:s text:c="8"/>R <text:s text:c="8"/>W <text:s text:c="3"/>|</text:p>
      <text:p text:style-name="P3"><text:tab/>| <text:s text:c="2"/>(F) <text:s text:c="2"/>| <text:s text:c="2"/>(G) <text:s text:c="2"/>| <text:s text:c="2"/>(H) <text:s text:c="2"/>|</text:p>
      <text:p text:style-name="P3"><text:tab/>| <text:s text:c="8"/>| <text:s text:c="8"/>R <text:s text:c="8"/>|</text:p>
      <text:p text:style-name="P3"><text:tab/>| <text:s text:c="8"/>R <text:s text:c="8"/>R <text:s text:c="8"/>|</text:p>
      <text:p text:style-name="P3"><text:tab/>| <text:s text:c="3"/>W <text:s text:c="2"/>(D) <text:s text:c="2"/>W <text:s text:c="2"/>(E) <text:s text:c="2"/>W <text:s text:c="3"/>|</text:p>
      <text:p text:style-name="P3"><text:tab/>| <text:s text:c="3"/>W <text:s text:c="8"/>W <text:s text:c="8"/>R <text:s text:c="3"/>|</text:p>
      <text:p text:style-name="P3"><text:tab/>| <text:s text:c="3"/>W <text:s text:c="8"/>R <text:s text:c="8"/>R <text:s text:c="3"/>|</text:p>
      <text:p text:style-name="P3"><text:tab/>| <text:s text:c="2"/>(A) <text:s text:c="6"/>(B) <text:s text:c="6"/>(C) <text:s text:c="2"/>|</text:p>
      <text:p text:style-name="P3"><text:tab/>| <text:s text:c="28"/>|</text:p>
      <text:p text:style-name="P3"><text:tab/> -----------------------------</text:p>
      <text:p text:style-name="P3"><text:s text:c="14"/>R: 3 <text:s text:c="10"/>W: 3</text:p>
      <text:p text:style-name="P3"/>
      <text:p text:style-name="P3">White's turn!</text:p>
      <text:p text:style-name="P3"/>
      <text:p text:style-name="P3"><text:tab/> <text:s text:c="4"/>| <text:s text:c="8"/>| <text:s text:c="8"/>R</text:p>
      <text:p text:style-name="P3"><text:tab/> ----|---------|---------W----</text:p>
      <text:p text:style-name="P3"><text:tab/>| <text:s text:c="3"/>R <text:s text:c="8"/>R <text:s text:c="8"/>W <text:s text:c="3"/>|</text:p>
      <text:p text:style-name="P3"><text:tab/>| <text:s text:c="2"/>(F) <text:s text:c="2"/>| <text:s text:c="2"/>(G) <text:s text:c="2"/>| <text:s text:c="2"/>(H) <text:s text:c="2"/>|</text:p>
      <text:p text:style-name="P3"><text:tab/>| <text:s text:c="8"/>W <text:s text:c="8"/>R <text:s text:c="8"/>|</text:p>
      <text:p text:style-name="P3"><text:tab/>| <text:s text:c="8"/>R <text:s text:c="8"/>R <text:s text:c="8"/>|</text:p>
      <text:p text:style-name="P3"><text:tab/>| <text:s text:c="3"/>W <text:s text:c="2"/>(D) <text:s text:c="2"/>W <text:s text:c="2"/>(E) <text:s text:c="2"/>W <text:s text:c="3"/>|</text:p>
      <text:p text:style-name="P3"><text:tab/>| <text:s text:c="3"/>W <text:s text:c="8"/>W <text:s text:c="8"/>R <text:s text:c="3"/>|</text:p>
      <text:p text:style-name="P3"><text:tab/>| <text:s text:c="3"/>W <text:s text:c="8"/>R <text:s text:c="8"/>R <text:s text:c="3"/>|</text:p>
      <text:p text:style-name="P3"><text:tab/>| <text:s text:c="2"/>(A) <text:s text:c="6"/>(B) <text:s text:c="6"/>(C) <text:s text:c="2"/>|</text:p>
      <text:p text:style-name="P3"><text:tab/>| <text:s text:c="28"/>|</text:p>
      <text:p text:style-name="P3"><text:tab/> -----------------------------</text:p>
      <text:p text:style-name="P3"><text:s text:c="14"/>R: 3 <text:s text:c="10"/>W: 3</text:p>
      <text:p text:style-name="P3"/>
      <text:p text:style-name="P3"/>
      <text:p text:style-name="P4">Red's turn!</text:p>
      <text:p text:style-name="P3">Peg ([A..F], case-sensitive): F</text:p>
      <text:p text:style-name="P3"/>
      <text:p text:style-name="P3"><text:tab/> <text:s text:c="4"/>| <text:s text:c="8"/>| <text:s text:c="8"/>R</text:p>
      <text:p text:style-name="P3"><text:tab/> ----R---------|---------W----</text:p>
      <text:p text:style-name="P3"><text:tab/>| <text:s text:c="3"/>R <text:s text:c="8"/>R <text:s text:c="8"/>W <text:s text:c="3"/>|</text:p>
      <text:p text:style-name="P3"><text:tab/>| <text:s text:c="2"/>(F) <text:s text:c="2"/>| <text:s text:c="2"/>(G) <text:s text:c="2"/>| <text:s text:c="2"/>(H) <text:s text:c="2"/>|</text:p>
      <text:p text:style-name="P3"><text:tab/>| <text:s text:c="8"/>W <text:s text:c="8"/>R <text:s text:c="8"/>|</text:p>
      <text:p text:style-name="P3"><text:tab/>| <text:s text:c="8"/>R <text:s text:c="8"/>R <text:s text:c="8"/>|</text:p>
      <text:p text:style-name="P3"><text:tab/>| <text:s text:c="3"/>W <text:s text:c="2"/>(D) <text:s text:c="2"/>W <text:s text:c="2"/>(E) <text:s text:c="2"/>W <text:s text:c="3"/>|</text:p>
      <text:p text:style-name="P3"><text:tab/>| <text:s text:c="3"/>W <text:s text:c="8"/>W <text:s text:c="8"/>R <text:s text:c="3"/>|</text:p>
      <text:p text:style-name="P3"><text:tab/>| <text:s text:c="3"/>W <text:s text:c="8"/>R <text:s text:c="8"/>R <text:s text:c="3"/>|</text:p>
      <text:p text:style-name="P3"><text:tab/>| <text:s text:c="2"/>(A) <text:s text:c="6"/>(B) <text:s text:c="6"/>(C) <text:s text:c="2"/>|</text:p>
      <text:p text:style-name="P3"><text:tab/>| <text:s text:c="28"/>|</text:p>
      <text:p text:style-name="P3"><text:tab/> -----------------------------</text:p>
      <text:p text:style-name="P3"><text:s text:c="14"/>R: 3 <text:s text:c="10"/>W: 3</text:p>
      <text:p text:style-name="P3"/>
      <text:p text:style-name="P3">White's turn!</text:p>
      <text:p text:style-name="P3"/>
      <text:p text:style-name="P3"><text:tab/> <text:s text:c="4"/>| <text:s text:c="8"/>| <text:s text:c="8"/>R</text:p>
      <text:p text:style-name="P3"><text:tab/> ----R---------|---------W----</text:p>
      <text:p text:style-name="P3"><text:tab/>| <text:s text:c="3"/>R <text:s text:c="8"/>R <text:s text:c="8"/>W <text:s text:c="3"/>|</text:p>
      <text:p text:style-name="P3"><text:tab/>| <text:s text:c="2"/>(F) <text:s text:c="2"/>W <text:s text:c="2"/>(G) <text:s text:c="2"/>| <text:s text:c="2"/>(H) <text:s text:c="2"/>|</text:p>
      <text:p text:style-name="P3"><text:tab/>| <text:s text:c="8"/>W <text:s text:c="8"/>R <text:s text:c="8"/>|</text:p>
      <text:p text:style-name="P3"><text:tab/>| <text:s text:c="8"/>R <text:s text:c="8"/>R <text:s text:c="8"/>|</text:p>
      <text:p text:style-name="P3"><text:tab/>| <text:s text:c="3"/>W <text:s text:c="2"/>(D) <text:s text:c="2"/>W <text:s text:c="2"/>(E) <text:s text:c="2"/>W <text:s text:c="3"/>|</text:p>
      <text:p text:style-name="P3"><text:tab/>| <text:s text:c="3"/>W <text:s text:c="8"/>W <text:s text:c="8"/>R <text:s text:c="3"/>|</text:p>
      <text:p text:style-name="P3"><text:tab/>| <text:s text:c="3"/>W <text:s text:c="8"/>R <text:s text:c="8"/>R <text:s text:c="3"/>|</text:p>
      <text:p text:style-name="P3"><text:tab/>| <text:s text:c="2"/>(A) <text:s text:c="6"/>(B) <text:s text:c="6"/>(C) <text:s text:c="2"/>|</text:p>
      <text:p text:style-name="P3"><text:tab/>| <text:s text:c="28"/>|</text:p>
      <text:p text:style-name="P3"><text:tab/> -----------------------------</text:p>
      <text:p text:style-name="P3"><text:s text:c="14"/>R: 3 <text:s text:c="10"/>W: 3</text:p>
      <text:p text:style-name="P3"/>
      <text:p text:style-name="P3">Red's turn!</text:p>
      <text:p text:style-name="P3">Peg ([A..F], case-sensitive): G</text:p>
      <text:p text:style-name="P3"/>
      <text:p text:style-name="P3"><text:tab/> <text:s text:c="4"/>| <text:s text:c="8"/>| <text:s text:c="8"/>R</text:p>
      <text:p text:style-name="P3"><text:tab/> ----R---------R---------W----</text:p>
      <text:p text:style-name="P3"><text:tab/>| <text:s text:c="3"/>R <text:s text:c="8"/>R <text:s text:c="8"/>W <text:s text:c="3"/>|</text:p>
      <text:p text:style-name="P3"><text:tab/>| <text:s text:c="2"/>(F) <text:s text:c="2"/>W <text:s text:c="2"/>(G) <text:s text:c="2"/>| <text:s text:c="2"/>(H) <text:s text:c="2"/>|</text:p>
      <text:p text:style-name="P3"><text:tab/>| <text:s text:c="8"/>W <text:s text:c="8"/>R <text:s text:c="8"/>|</text:p>
      <text:p text:style-name="P3"><text:tab/>| <text:s text:c="8"/>R <text:s text:c="8"/>R <text:s text:c="8"/>|</text:p>
      <text:p text:style-name="P3"><text:tab/>| <text:s text:c="3"/>W <text:s text:c="2"/>(D) <text:s text:c="2"/>W <text:s text:c="2"/>(E) <text:s text:c="2"/>W <text:s text:c="3"/>|</text:p>
      <text:p text:style-name="P3"><text:tab/>| <text:s text:c="3"/>W <text:s text:c="8"/>W <text:s text:c="8"/>R <text:s text:c="3"/>|</text:p>
      <text:p text:style-name="P3"><text:tab/>| <text:s text:c="3"/>W <text:s text:c="8"/>R <text:s text:c="8"/>R <text:s text:c="3"/>|</text:p>
      <text:p text:style-name="P3"><text:tab/>| <text:s text:c="2"/>(A) <text:s text:c="6"/>(B) <text:s text:c="6"/>(C) <text:s text:c="2"/>|</text:p>
      <text:p text:style-name="P3"><text:tab/>| <text:s text:c="28"/>|</text:p>
      <text:p text:style-name="P3"><text:tab/> -----------------------------</text:p>
      <text:p text:style-name="P3"><text:s text:c="14"/>R: 5 <text:s text:c="10"/>W: 3</text:p>
      <text:p text:style-name="P3"/>
      <text:p text:style-name="P3"/>
      <text:p text:style-name="P4">White's turn!</text:p>
      <text:p text:style-name="P3"/>
      <text:p text:style-name="P3"><text:tab/> <text:s text:c="4"/>| <text:s text:c="8"/>| <text:s text:c="8"/>R</text:p>
      <text:p text:style-name="P3"><text:tab/> ----R---------R---------W----</text:p>
      <text:p text:style-name="P3"><text:tab/>| <text:s text:c="3"/>R <text:s text:c="8"/>R <text:s text:c="8"/>W <text:s text:c="3"/>|</text:p>
      <text:p text:style-name="P3"><text:tab/>| <text:s text:c="2"/>(F) <text:s text:c="2"/>W <text:s text:c="2"/>(G) <text:s text:c="2"/>W <text:s text:c="2"/>(H) <text:s text:c="2"/>|</text:p>
      <text:p text:style-name="P3"><text:tab/>| <text:s text:c="8"/>W <text:s text:c="8"/>R <text:s text:c="8"/>|</text:p>
      <text:p text:style-name="P3"><text:tab/>| <text:s text:c="8"/>R <text:s text:c="8"/>R <text:s text:c="8"/>|</text:p>
      <text:p text:style-name="P3"><text:tab/>| <text:s text:c="3"/>W <text:s text:c="2"/>(D) <text:s text:c="2"/>W <text:s text:c="2"/>(E) <text:s text:c="2"/>W <text:s text:c="3"/>|</text:p>
      <text:p text:style-name="P3"><text:tab/>| <text:s text:c="3"/>W <text:s text:c="8"/>W <text:s text:c="8"/>R <text:s text:c="3"/>|</text:p>
      <text:p text:style-name="P3"><text:tab/>| <text:s text:c="3"/>W <text:s text:c="8"/>R <text:s text:c="8"/>R <text:s text:c="3"/>|</text:p>
      <text:p text:style-name="P3"><text:tab/>| <text:s text:c="2"/>(A) <text:s text:c="6"/>(B) <text:s text:c="6"/>(C) <text:s text:c="2"/>|</text:p>
      <text:p text:style-name="P3"><text:tab/>| <text:s text:c="28"/>|</text:p>
      <text:p text:style-name="P3"><text:tab/> -----------------------------</text:p>
      <text:p text:style-name="P3"><text:s text:c="14"/>R: 5 <text:s text:c="10"/>W: 3</text:p>
      <text:p text:style-name="P3"/>
      <text:p text:style-name="P3">Red's turn!</text:p>
      <text:p text:style-name="P3">Peg ([A..F], case-sensitive): F</text:p>
      <text:p text:style-name="P3"/>
      <text:p text:style-name="P3"><text:tab/> <text:s text:c="4"/>R <text:s text:c="8"/>| <text:s text:c="8"/>R</text:p>
      <text:p text:style-name="P3"><text:tab/> ----R---------R---------W----</text:p>
      <text:p text:style-name="P3"><text:tab/>| <text:s text:c="3"/>R <text:s text:c="8"/>R <text:s text:c="8"/>W <text:s text:c="3"/>|</text:p>
      <text:p text:style-name="P3"><text:tab/>| <text:s text:c="2"/>(F) <text:s text:c="2"/>W <text:s text:c="2"/>(G) <text:s text:c="2"/>W <text:s text:c="2"/>(H) <text:s text:c="2"/>|</text:p>
      <text:p text:style-name="P3"><text:tab/>| <text:s text:c="8"/>W <text:s text:c="8"/>R <text:s text:c="8"/>|</text:p>
      <text:p text:style-name="P3"><text:tab/>| <text:s text:c="8"/>R <text:s text:c="8"/>R <text:s text:c="8"/>|</text:p>
      <text:p text:style-name="P3"><text:tab/>| <text:s text:c="3"/>W <text:s text:c="2"/>(D) <text:s text:c="2"/>W <text:s text:c="2"/>(E) <text:s text:c="2"/>W <text:s text:c="3"/>|</text:p>
      <text:p text:style-name="P3"><text:tab/>| <text:s text:c="3"/>W <text:s text:c="8"/>W <text:s text:c="8"/>R <text:s text:c="3"/>|</text:p>
      <text:p text:style-name="P3"><text:tab/>| <text:s text:c="3"/>W <text:s text:c="8"/>R <text:s text:c="8"/>R <text:s text:c="3"/>|</text:p>
      <text:p text:style-name="P3"><text:tab/>| <text:s text:c="2"/>(A) <text:s text:c="6"/>(B) <text:s text:c="6"/>(C) <text:s text:c="2"/>|</text:p>
      <text:p text:style-name="P3"><text:tab/>| <text:s text:c="28"/>|</text:p>
      <text:p text:style-name="P3"><text:tab/> -----------------------------</text:p>
      <text:p text:style-name="P3"><text:s text:c="14"/>R: 6 <text:s text:c="10"/>W: 3</text:p>
      <text:p text:style-name="P3"/>
      <text:p text:style-name="P3">White's turn!</text:p>
      <text:p text:style-name="P3"/>
      <text:p text:style-name="P3"><text:tab/> <text:s text:c="4"/>R <text:s text:c="8"/>W <text:s text:c="8"/>R</text:p>
      <text:p text:style-name="P3"><text:tab/> ----R---------R---------W----</text:p>
      <text:p text:style-name="P3"><text:tab/>| <text:s text:c="3"/>R <text:s text:c="8"/>R <text:s text:c="8"/>W <text:s text:c="3"/>|</text:p>
      <text:p text:style-name="P3"><text:tab/>| <text:s text:c="2"/>(F) <text:s text:c="2"/>W <text:s text:c="2"/>(G) <text:s text:c="2"/>W <text:s text:c="2"/>(H) <text:s text:c="2"/>|</text:p>
      <text:p text:style-name="P3"><text:tab/>| <text:s text:c="8"/>W <text:s text:c="8"/>R <text:s text:c="8"/>|</text:p>
      <text:p text:style-name="P3"><text:tab/>| <text:s text:c="8"/>R <text:s text:c="8"/>R <text:s text:c="8"/>|</text:p>
      <text:p text:style-name="P3"><text:tab/>| <text:s text:c="3"/>W <text:s text:c="2"/>(D) <text:s text:c="2"/>W <text:s text:c="2"/>(E) <text:s text:c="2"/>W <text:s text:c="3"/>|</text:p>
      <text:p text:style-name="P3"><text:tab/>| <text:s text:c="3"/>W <text:s text:c="8"/>W <text:s text:c="8"/>R <text:s text:c="3"/>|</text:p>
      <text:p text:style-name="P3"><text:tab/>| <text:s text:c="3"/>W <text:s text:c="8"/>R <text:s text:c="8"/>R <text:s text:c="3"/>|</text:p>
      <text:p text:style-name="P3"><text:tab/>| <text:s text:c="2"/>(A) <text:s text:c="6"/>(B) <text:s text:c="6"/>(C) <text:s text:c="2"/>|</text:p>
      <text:p text:style-name="P3"><text:tab/>| <text:s text:c="28"/>|</text:p>
      <text:p text:style-name="P3"><text:tab/> -----------------------------</text:p>
      <text:p text:style-name="P3"><text:s text:c="14"/>R: 6 <text:s text:c="10"/>W: 6</text:p>
      <text:p text:style-name="P3"/>
      <text:p text:style-name="P3"/>
      <text:p text:style-name="P4">Game Over!</text:p>
      <text:p text:style-name="P3">The game is a tie!</text:p>
      <text:p text:style-name="P3"/>
      <text:p text:style-name="P3">Play Again:</text:p>
      <text:p text:style-name="P3"><text:tab/>1)<text:tab/>Yes</text:p>
      <text:p text:style-name="P3"><text:tab/>2)<text:tab/>No</text:p>
      <text:p text:style-name="P3"/>
      <text:p text:style-name="P3">Choice ([1..2]): 2</text:p>
      <text:p text:style-name="P3">matt@arch-asus ~/D/4/src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ans Mono" svg:font-family="'DejaVu Sans Mono'" style:font-pitch="fixed"/>
    <style:font-face style:name="DejaVu Sans1" svg:font-family="'DejaVu Sans'" style:font-pitch="variable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officeooo:rsid="0002d92b" officeooo:paragraph-rsid="000f6033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DejaVu Serif1" fo:font-size="10pt" style:font-size-asian="8.75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none" fo:border-bottom="0.06pt solid #000000" fo:border-left="none" fo:border-right="none" fo:padding="0.0201in" style:shadow="non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ample Execution<text:tab/><text:tab/>Three Dimensional Tic-Tac-Toe</text:p>
      </style:header>
      <style:header-first>
        <text:p text:style-name="Header_20_left"/>
      </style:header-first>
      <style:footer>
        <text:p text:style-name="MP2"><text:page-number text:select-page="current" text:page-adjust="-1">10</text:page-number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21:19:12.963682366</meta:creation-date>
    <dc:date>2016-11-15T23:30:13.155324774</dc:date>
    <meta:editing-duration>PT15M49S</meta:editing-duration>
    <meta:editing-cycles>8</meta:editing-cycles>
    <meta:generator>LibreOffice/5.2.3.3$Linux_X86_64 LibreOffice_project/20m0$Build-3</meta:generator>
    <meta:document-statistic meta:table-count="0" meta:image-count="0" meta:object-count="0" meta:page-count="11" meta:paragraph-count="389" meta:word-count="1592" meta:character-count="11481" meta:non-whitespace-character-count="4266"/>
  </office:meta>
</office:document-meta>
</file>